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bd910" officeooo:paragraph-rsid="002bd910"/>
    </style:style>
    <style:style style:name="P2" style:family="paragraph" style:parent-style-name="Subtitle">
      <style:text-properties officeooo:rsid="0025c1a8" officeooo:paragraph-rsid="0025c1a8"/>
    </style:style>
    <style:style style:name="P3" style:family="paragraph" style:parent-style-name="Heading_20_1">
      <style:text-properties officeooo:rsid="0025c1a8" officeooo:paragraph-rsid="0025c1a8"/>
    </style:style>
    <style:style style:name="P4" style:family="paragraph" style:parent-style-name="Heading_20_1">
      <style:paragraph-properties fo:break-before="page"/>
      <style:text-properties officeooo:rsid="0025c1a8" officeooo:paragraph-rsid="0028fcfc"/>
    </style:style>
    <style:style style:name="P5" style:family="paragraph" style:parent-style-name="Text_20_body">
      <style:text-properties officeooo:rsid="002fbe1c" officeooo:paragraph-rsid="002fbe1c"/>
    </style:style>
    <style:style style:name="P6" style:family="paragraph" style:parent-style-name="Text_20_body">
      <style:text-properties officeooo:rsid="002fcdaf" officeooo:paragraph-rsid="002fcdaf"/>
    </style:style>
    <style:style style:name="P7" style:family="paragraph" style:parent-style-name="Text_20_body">
      <style:text-properties officeooo:rsid="0030b166" officeooo:paragraph-rsid="0030b166"/>
    </style:style>
    <style:style style:name="P8" style:family="paragraph" style:parent-style-name="Text_20_body">
      <style:text-properties officeooo:rsid="0031493e" officeooo:paragraph-rsid="0031493e"/>
    </style:style>
    <style:style style:name="P9" style:family="paragraph" style:parent-style-name="Heading_20_1">
      <style:text-properties officeooo:rsid="0029c648" officeooo:paragraph-rsid="0029c648"/>
    </style:style>
    <style:style style:name="P10" style:family="paragraph" style:parent-style-name="Text_20_body">
      <style:text-properties officeooo:rsid="0029c648" officeooo:paragraph-rsid="0029c648"/>
    </style:style>
    <style:style style:name="T1" style:family="text">
      <style:text-properties officeooo:rsid="002a5886"/>
    </style:style>
    <style:style style:name="T2" style:family="text">
      <style:text-properties officeooo:rsid="0025c1a8"/>
    </style:style>
    <style:style style:name="T3" style:family="text">
      <style:text-properties officeooo:rsid="002bd910"/>
    </style:style>
    <style:style style:name="T4" style:family="text">
      <style:text-properties officeooo:rsid="002cd06f"/>
    </style:style>
    <style:style style:name="T5" style:family="text">
      <style:text-properties officeooo:rsid="002fcdaf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binations</text:p>
      <text:p text:style-name="P2">Liberal Arts Mathematics</text:p>
      <text:section text:style-name="Sect1" text:name="Assignment Section">
        <text:h text:style-name="P3" text:outline-level="1">Assignment Text</text:h>
        <text:p text:style-name="Text_20_body"><text:span text:style-name="T1">A</text:span><text:span text:style-name="T2">nswer the </text:span>following <text:span text:style-name="T2">problems</text:span> from Section <text:span text:style-name="T3">7.3</text:span> of the textbook: 1-2, 5-7, 17-18, 25-27.</text:p>
        <text:p text:style-name="Text_20_body">For reference, the text of the problems are duplicated below. </text:p>
        <text:p text:style-name="Text_20_body">For the following exercises, decide whether the situation describes a permutation or a combination.</text:p>
        <text:p text:style-name="Text_20_body">1. You’re packing for vacation, and you need to pick 5 shirts.</text:p>
        <text:p text:style-name="Text_20_body">2. You and your friends are about to play a game, and you need to decide who will have the first turn, second turn, and so on.</text:p>
        <text:p text:style-name="Text_20_body">For the following exercises, express your answers as whole numbers.</text:p>
        <text:p text:style-name="Text_20_body">5. <draw:frame draw:style-name="fr1" draw:name="Object1" text:anchor-type="as-char" svg:y="-0.1492in" svg:width="0.2272in" svg:height="0.2102in" draw:z-index="0"><draw:object xlink:href="./Object 1" xlink:type="simple" xlink:show="embed" xlink:actuate="onLoad"/><draw:image xlink:href="./ObjectReplacements/Object 1" xlink:type="simple" xlink:show="embed" xlink:actuate="onLoad"/><svg:title>5_C_3</svg:title></draw:frame></text:p>
        <text:p text:style-name="Text_20_body">6. <draw:frame draw:style-name="fr1" draw:name="Object2" text:anchor-type="as-char" svg:y="-0.1492in" svg:width="0.2272in" svg:height="0.2102in" draw:z-index="1"><draw:object xlink:href="./Object 2" xlink:type="simple" xlink:show="embed" xlink:actuate="onLoad"/><draw:image xlink:href="./ObjectReplacements/Object 2" xlink:type="simple" xlink:show="embed" xlink:actuate="onLoad"/><svg:title>8_C_2</svg:title></draw:frame></text:p>
        <text:p text:style-name="Text_20_body">7. <draw:frame draw:style-name="fr1" draw:name="Object3" text:anchor-type="as-char" svg:y="-0.1492in" svg:width="0.2291in" svg:height="0.2102in" draw:z-index="2"><draw:object xlink:href="./Object 3" xlink:type="simple" xlink:show="embed" xlink:actuate="onLoad"/><draw:image xlink:href="./ObjectReplacements/Object 3" xlink:type="simple" xlink:show="embed" xlink:actuate="onLoad"/><svg:title>8_C_6</svg:title></draw:frame></text:p>
        <text:p text:style-name="Text_20_body">17. In most v<text:span text:style-name="T4">a</text:span>riations of the card game poker, a hand consists of 5 cards, where the order doesn’t matter. How many different poker hands are there?</text:p>
        <text:p text:style-name="Text_20_body">18. A professor starts each class by choosing 3 students to present solutions to homework problems to the class. If there are 41 students in the class, in how many different ways can the professor make those selections?</text:p>
        <text:p text:style-name="Text_20_body">You and 5 of your friends are at an amusement park, and are about to ride a roller coaster. The cars have room for 6 people arranged in 3 rows of 2, so you and your friends will perfectly fill one car.</text:p>
        <text:p text:style-name="Text_20_body">25. How many ways are there to choose the 2 people in the front row?</text:p>
        <text:p text:style-name="Text_20_body">26. Assuming the front row has been selected, how many ways are there to choose the 2 people in the middle row?</text:p>
        <text:p text:style-name="Text_20_body">27. Assuming the first 2 rows have been selected, how many ways are there to choose the 2 people in the back row?</text:p>
      </text:section>
      <text:section text:style-name="Sect2" text:name="Answer Section">
        <text:p text:style-name="Text_20_body"/>
        <text:h text:style-name="P4" text:outline-level="1">Answer Key</text:h>
        <text:p text:style-name="P5">1. Combination</text:p>
        <text:p text:style-name="P5">2. Permutation</text:p>
        <text:p text:style-name="P5">5. <text:span text:style-name="T5">10</text:span></text:p>
        <text:p text:style-name="P6">6. 28</text:p>
        <text:p text:style-name="P6">7. 28</text:p>
        <text:p text:style-name="P7">17. 2,598,960</text:p>
        <text:p text:style-name="P7">18. 10,660</text:p>
        <text:p text:style-name="P8">25. 30</text:p>
        <text:p text:style-name="P8">26. 6</text:p>
        <text:p text:style-name="P8">27. 1</text:p>
      </text:section>
      <text:section text:style-name="Sect1" text:name="Feedback Section">
        <text:h text:style-name="P9" text:outline-level="1">Student Feedback Templates</text:h>
        <text:p text:style-name="P10">#<text:span text:style-name="T5">1 should be a combination (the order you pick the shirts does not matter)</text:span></text:p>
        <text:p text:style-name="P6">#2 should be a permutation (the order you chose your teammates does matter)</text:p>
        <text:p text:style-name="P6">#5 should be 10 (5_C_3 = (5*4*3)/(3*2*1) = 5*2*1 (after reducing) = 10)</text:p>
        <text:p text:style-name="P6">#6 should be 28 (8_C_2 = (8*7)/(2*1) = 4*7 (after reducing) = 28)</text:p>
        <text:p text:style-name="P6">#7 should be 20 (8_C_6 = (8*7*6*5*4*3)/(6*5*4*3*2*1) = 4*7*1*1*1*1 (after reducing) = 28)</text:p>
        <text:p text:style-name="P7">#17 should be 2,598,960 (52_C_5 = (52*51*50*49*48)/(5*4*3*2*1) = 26*17*10*49*12 (after reducing) = 2,598960)</text:p>
        <text:p text:style-name="P7">#18 should be 10,660 (41_C_3 = (41*40*39)/(3*2*1) = 41*20*13 (after reducing) = 10,660)</text:p>
        <text:p text:style-name="P8">#25 should be 30 (6_C_2 = (6*5)/(2*1) = 30)</text:p>
        <text:p text:style-name="P8">#26 should be 6 (4_C_2 = (4*3)/(2*1) = 6)</text:p>
        <text:p text:style-name="P8">#27 should be 1 (2_C_2 = (2*1)/(2*1) = 1)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01in" fo:margin-left="0in" fo:margin-right="0in" fo:margin-top="0.0799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footer>
        <text:p text:style-name="Footer"/>
      </style:footer>
    </style:master-page>
    <style:master-page style:name="Right_20_Page" style:display-name="Right Page" style:page-layout-name="Mpm4" draw:style-name="Mdp1" style:next-style-name="Left_20_Page">
      <style:footer>
        <text:p text:style-name="Footer"/>
      </style:footer>
    </style:master-page>
    <style:master-page style:name="Envelope" style:page-layout-name="Mpm5" draw:style-name="Mdp1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  <style:master-page style:name="HTML" style:page-layout-name="Mpm6" draw:style-name="Mdp1">
      <style:footer>
        <text:p text:style-name="Footer"/>
      </style:footer>
    </style:master-page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7" draw:style-name="Mdp1">
      <style:footer>
        <text:p text:style-name="Footer"/>
      </style:footer>
    </style:master-page>
    <style:master-page style:name="Landscape" style:page-layout-name="Mpm8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3:55:08.666000000</meta:creation-date>
    <meta:editing-duration>PT29M59S</meta:editing-duration>
    <meta:editing-cycles>7</meta:editing-cycles>
    <meta:generator>LibreOffice/24.8.2.1$Windows_x86 LibreOffice_project/0f794b6e29741098670a3b95d60478a65d05ef13</meta:generator>
    <dc:title>Combinations</dc:title>
    <dc:date>2024-11-12T15:25:33.721000000</dc:date>
    <meta:print-date>2024-11-12T15:26:13.373000000</meta:print-date>
    <meta:document-statistic meta:table-count="0" meta:image-count="0" meta:object-count="3" meta:page-count="2" meta:paragraph-count="41" meta:word-count="412" meta:character-count="2326" meta:non-whitespace-character-count="1951"/>
    <meta:template xlink:type="simple" xlink:actuate="onRequest" xlink:title="Homework Assignment" xlink:href="../../../../../../Desktop/PortableApps/LibreOfficePortable/Data/settings/user/template/Homework%20Assignment.ott" meta:date="2024-11-12T13:55:08.465000000"/>
  </office:meta>
</office:document-meta>
</file>

<file path=Object 1/content.xml><?xml version="1.0" encoding="utf-8"?>
<math xmlns="http://www.w3.org/1998/Math/MathML" display="block">
  <semantics>
    <mmultiscripts>
      <mi>C</mi>
      <mn>3</mn>
      <none/>
      <mprescripts/>
      <mn>5</mn>
      <none/>
    </mmultiscripts>
    <annotation encoding="StarMath 5.0">C lsub{ 5 } rsub{ 3 }</annotation>
  </semantics>
</math>
</file>

<file path=Object 2/content.xml><?xml version="1.0" encoding="utf-8"?>
<math xmlns="http://www.w3.org/1998/Math/MathML" display="block">
  <semantics>
    <mmultiscripts>
      <mi>C</mi>
      <mn>2</mn>
      <none/>
      <mprescripts/>
      <mn>8</mn>
      <none/>
    </mmultiscripts>
    <annotation encoding="StarMath 5.0">C lsub{ 8 } rsub{ 2 }</annotation>
  </semantics>
</math>
</file>

<file path=Object 3/content.xml><?xml version="1.0" encoding="utf-8"?>
<math xmlns="http://www.w3.org/1998/Math/MathML" display="block">
  <semantics>
    <mmultiscripts>
      <mi>C</mi>
      <mn>6</mn>
      <none/>
      <mprescripts/>
      <mn>8</mn>
      <none/>
    </mmultiscripts>
    <annotation encoding="StarMath 5.0">C lsub{ 8 } rsub{ 6 }</annotation>
  </semantics>
</math>
</file>